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891cm" svg:height="8.391cm" svg:x="0.209cm" svg:y="1.0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11T13:13:32.709361160</dc:date>
    <meta:editing-duration>PT5M46S</meta:editing-duration>
    <meta:editing-cycles>22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92cm" svg:height="8.392cm" xlink:href="." xlink:type="simple" chart:class="chart:scatter" chart:style-name="ch1">
        <chart:plot-area chart:style-name="ch2" chart:data-source-has-labels="both" svg:x="0.297cm" svg:y="0.167cm" svg:width="14.298cm" svg:height="8.058cm">
          <chartooo:coordinate-region svg:x="0.839cm" svg:y="0.366cm" svg:width="13.662cm" svg:height="7.66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45162821461191">
                <text:p>2.45162821461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03616566300149">
                <text:p>2.03616566300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58859156253912">
                <text:p>1.58859156253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11596442415692">
                <text:p>1.11596442415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625737860160924">
                <text:p>0.625737860160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125643036312514">
                <text:p>0.125643036312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376433253274058">
                <text:p>-0.376433253274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87257296558617">
                <text:p>-0.87257296558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35495168098117">
                <text:p>-1.35495168098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81596199895819">
                <text:p>-1.81596199895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.24833351140852">
                <text:p>-2.24833351140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.64524746129461">
                <text:p>-2.64524746129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3.00044427852184">
                <text:p>-3.00044427852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3.30832229709825">
                <text:p>-3.30832229709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3.56402609675347">
                <text:p>-3.56402609675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3.7635230758169">
                <text:p>-3.7635230758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3.90366704775499">
                <text:p>-3.903667047754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3.98224785841232">
                <text:p>-3.98224785841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3.99802624146293">
                <text:p>-3.998026241462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3.95075336238055">
                <text:p>-3.95075336238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3.84117474270777">
                <text:p>-3.841174742707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3.67101850273592">
                <text:p>-3.671018502735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3.44296810801577">
                <text:p>-3.442968108015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3.16062004950276">
                <text:p>-3.16062004950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2.45162821461191">
                <text:p>-2.45162821461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2.03616566300148">
                <text:p>-2.036165663001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58859156253912">
                <text:p>-1.588591562539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11596442415692">
                <text:p>-1.11596442415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625737860160921">
                <text:p>-0.6257378601609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125643036312513">
                <text:p>-0.1256430363125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376433253274058">
                <text:p>0.3764332532740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872572965586171">
                <text:p>0.8725729655861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35495168098117">
                <text:p>1.35495168098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81596199895819">
                <text:p>1.815961998958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24833351140852">
                <text:p>2.248333511408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64524746129461">
                <text:p>2.645247461294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3.00044427852184">
                <text:p>3.000444278521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3.30832229709825">
                <text:p>3.30832229709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3.56402609675347">
                <text:p>3.564026096753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3.7635230758169">
                <text:p>3.76352307581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3.90366704775499">
                <text:p>3.903667047754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3.98224785841232">
                <text:p>3.98224785841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3.99802624146293">
                <text:p>3.99802624146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3.95075336238055">
                <text:p>3.950753362380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3.84117474270777">
                <text:p>3.841174742707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3.67101850273592">
                <text:p>3.671018502735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3.44296810801578">
                <text:p>3.442968108015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3.16062004950276">
                <text:p>3.160620049502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45162821461191">
                <text:p>2.45162821461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03616566300148">
                <text:p>2.036165663001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58859156253912">
                <text:p>1.58859156253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11596442415692">
                <text:p>1.115964424156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625737860160921">
                <text:p>0.6257378601609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12564303631251">
                <text:p>0.125643036312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376433253274057">
                <text:p>-0.3764332532740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872572965586164">
                <text:p>-0.8725729655861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35495168098116">
                <text:p>-1.354951680981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81596199895819">
                <text:p>-1.815961998958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2.24833351140852">
                <text:p>-2.24833351140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.6452474612946">
                <text:p>-2.64524746129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3.00044427852183">
                <text:p>-3.000444278521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3.30832229709825">
                <text:p>-3.308322297098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3.56402609675347">
                <text:p>-3.564026096753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3.7635230758169">
                <text:p>-3.76352307581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3.90366704775499">
                <text:p>-3.903667047754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3.98224785841232">
                <text:p>-3.98224785841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3.99802624146293">
                <text:p>-3.998026241462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3.95075336238055">
                <text:p>-3.95075336238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3.84117474270777">
                <text:p>-3.841174742707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3.67101850273593">
                <text:p>-3.67101850273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3.44296810801578">
                <text:p>-3.442968108015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3.16062004950276">
                <text:p>-3.160620049502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2.45162821461191">
                <text:p>-2.45162821461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2.03616566300149">
                <text:p>-2.03616566300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58859156253913">
                <text:p>-1.588591562539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11596442415691">
                <text:p>-1.115964424156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625737860160922">
                <text:p>-0.6257378601609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125643036312514">
                <text:p>-0.1256430363125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376433253274053">
                <text:p>0.3764332532740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872572965586178">
                <text:p>0.8725729655861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35495168098117">
                <text:p>1.354951680981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81596199895819">
                <text:p>1.815961998958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2.24833351140852">
                <text:p>2.248333511408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2.6452474612946">
                <text:p>2.64524746129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3.00044427852183">
                <text:p>3.000444278521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3.30832229709825">
                <text:p>3.308322297098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3.56402609675347">
                <text:p>3.564026096753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3.7635230758169">
                <text:p>3.76352307581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3.90366704775499">
                <text:p>3.903667047754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3.98224785841232">
                <text:p>3.982247858412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3.99802624146293">
                <text:p>3.998026241462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3.95075336238055">
                <text:p>3.950753362380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3.84117474270777">
                <text:p>3.841174742707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3.67101850273593">
                <text:p>3.671018502735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3.44296810801578">
                <text:p>3.442968108015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3.16062004950276">
                <text:p>3.160620049502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2.45162821461191">
                <text:p>2.451628214611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2.03616566300149">
                <text:p>2.036165663001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58859156253913">
                <text:p>1.588591562539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11596442415691">
                <text:p>1.115964424156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625737860160922">
                <text:p>0.6257378601609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125643036312515">
                <text:p>0.1256430363125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376433253274053">
                <text:p>-0.3764332532740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872572965586177">
                <text:p>-0.8725729655861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35495168098117">
                <text:p>-1.354951680981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1.81596199895819">
                <text:p>-1.815961998958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2.24833351140852">
                <text:p>-2.248333511408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2.64524746129461">
                <text:p>-2.645247461294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3.00044427852183">
                <text:p>-3.000444278521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3.30832229709825">
                <text:p>-3.308322297098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3.56402609675347">
                <text:p>-3.564026096753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3.7635230758169">
                <text:p>-3.76352307581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3.90366704775499">
                <text:p>-3.903667047754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3.98224785841232">
                <text:p>-3.982247858412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3.99802624146293">
                <text:p>-3.998026241462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3.95075336238055">
                <text:p>-3.950753362380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3.84117474270777">
                <text:p>-3.841174742707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3.67101850273593">
                <text:p>-3.671018502735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3.44296810801578">
                <text:p>-3.442968108015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3.16062004950276">
                <text:p>-3.160620049502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2.45162821461191">
                <text:p>-2.451628214611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2.03616566300149">
                <text:p>-2.036165663001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1.58859156253912">
                <text:p>-1.588591562539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1.11596442415691">
                <text:p>-1.115964424156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625737860160923">
                <text:p>-0.6257378601609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125643036312515">
                <text:p>-0.1256430363125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376433253274067">
                <text:p>0.3764332532740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872572965586177">
                <text:p>0.8725729655861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35495168098117">
                <text:p>1.354951680981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81596199895819">
                <text:p>1.815961998958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24833351140852">
                <text:p>2.248333511408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64524746129461">
                <text:p>2.645247461294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3.00044427852183">
                <text:p>3.000444278521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3.30832229709825">
                <text:p>3.308322297098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3.56402609675347">
                <text:p>3.564026096753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3.76352307581691">
                <text:p>3.763523075816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3.90366704775499">
                <text:p>3.903667047754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3.98224785841232">
                <text:p>3.982247858412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3.99802624146293">
                <text:p>3.998026241462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3.95075336238055">
                <text:p>3.950753362380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3.84117474270777">
                <text:p>3.841174742707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3.67101850273593">
                <text:p>3.671018502735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3.44296810801577">
                <text:p>3.442968108015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3.16062004950276">
                <text:p>3.160620049502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2.45162821461191">
                <text:p>2.451628214611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2.03616566300149">
                <text:p>2.036165663001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1.58859156253912">
                <text:p>1.588591562539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1.11596442415691">
                <text:p>1.115964424156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0.625737860160923">
                <text:p>0.6257378601609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0.125643036312516">
                <text:p>0.1256430363125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0.376433253274066">
                <text:p>-0.3764332532740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0.872572965586176">
                <text:p>-0.8725729655861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1.35495168098117">
                <text:p>-1.354951680981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1.81596199895819">
                <text:p>-1.815961998958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2.24833351140853">
                <text:p>-2.248333511408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2.64524746129461">
                <text:p>-2.645247461294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3.00044427852183">
                <text:p>-3.000444278521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3.30832229709825">
                <text:p>-3.308322297098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3.56402609675347">
                <text:p>-3.564026096753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3.7635230758169">
                <text:p>-3.76352307581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3.90366704775499">
                <text:p>-3.903667047754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3.98224785841232">
                <text:p>-3.982247858412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3.99802624146293">
                <text:p>-3.998026241462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3.95075336238055">
                <text:p>-3.950753362380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3.84117474270777">
                <text:p>-3.841174742707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3.67101850273593">
                <text:p>-3.671018502735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3.44296810801577">
                <text:p>-3.442968108015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3.16062004950276">
                <text:p>-3.160620049502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2.45162821461191">
                <text:p>-2.451628214611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2.03616566300149">
                <text:p>-2.036165663001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1.58859156253912">
                <text:p>-1.588591562539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1.11596442415691">
                <text:p>-1.115964424156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0.625737860160924">
                <text:p>-0.6257378601609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0.125643036312516">
                <text:p>-0.1256430363125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0.376433253274066">
                <text:p>0.3764332532740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0.872572965586176">
                <text:p>0.8725729655861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1.35495168098117">
                <text:p>1.354951680981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1.81596199895819">
                <text:p>1.815961998958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2.24833351140852">
                <text:p>2.248333511408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2.64524746129461">
                <text:p>2.645247461294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3.00044427852183">
                <text:p>3.000444278521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3.30832229709825">
                <text:p>3.308322297098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3.56402609675347">
                <text:p>3.564026096753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3.76352307581691">
                <text:p>3.763523075816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3.90366704775499">
                <text:p>3.903667047754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3.98224785841232">
                <text:p>3.982247858412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3.99802624146293">
                <text:p>3.998026241462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3.95075336238055">
                <text:p>3.950753362380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3.84117474270777">
                <text:p>3.841174742707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3.67101850273593">
                <text:p>3.671018502735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3.44296810801577">
                <text:p>3.442968108015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3.16062004950276">
                <text:p>3.160620049502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2.82842712474619">
                <text:p>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